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>
        <style:tab-stops>
          <style:tab-stop style:position="10.636cm"/>
        </style:tab-stops>
      </style:paragraph-properties>
    </style:style>
    <style:style style:name="P2" style:family="paragraph" style:parent-style-name="Normal">
      <style:text-properties officeooo:paragraph-rsid="0019170e"/>
    </style:style>
    <style:style style:name="P3" style:family="paragraph" style:parent-style-name="Normal">
      <style:text-properties officeooo:rsid="0019170e" officeooo:paragraph-rsid="0019170e"/>
    </style:style>
    <style:style style:name="P4" style:family="paragraph" style:parent-style-name="Heading_20_2">
      <style:text-properties officeooo:rsid="0019170e" officeooo:paragraph-rsid="0019170e"/>
    </style:style>
    <style:style style:name="P5" style:family="paragraph" style:parent-style-name="Heading_20_2" style:master-page-name="MP0">
      <style:paragraph-properties style:page-number="auto" fo:break-before="page"/>
      <style:text-properties officeooo:paragraph-rsid="0019170e"/>
    </style:style>
    <style:style style:name="P6" style:family="paragraph" style:parent-style-name="List_20_Paragraph" style:list-style-name="L1"/>
    <style:style style:name="P7" style:family="paragraph" style:parent-style-name="List_20_Paragraph" style:list-style-name="L2"/>
    <style:style style:name="P8" style:family="paragraph" style:parent-style-name="List_20_Paragraph" style:list-style-name="L2">
      <style:text-properties officeooo:paragraph-rsid="0019170e"/>
    </style:style>
    <style:style style:name="P9" style:family="paragraph" style:parent-style-name="List_20_Paragraph" style:list-style-name="L3"/>
    <style:style style:name="P10" style:family="paragraph" style:parent-style-name="List_20_Paragraph">
      <style:paragraph-properties fo:margin-left="0cm" fo:margin-right="0cm" fo:text-indent="0cm" style:auto-text-indent="fals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19170e" officeooo:paragraph-rsid="0019170e"/>
    </style:style>
    <style:style style:name="P12" style:family="paragraph" style:parent-style-name="List_20_Paragraph" style:list-style-name="L1">
      <style:paragraph-properties fo:margin-left="0cm" fo:margin-right="0cm" fo:text-indent="0cm" style:auto-text-indent="false"/>
      <style:text-properties officeooo:rsid="0019170e" officeooo:paragraph-rsid="0019170e"/>
    </style:style>
    <style:style style:name="T1" style:family="text">
      <style:text-properties officeooo:rsid="0019170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Slides 1-5: Introduction</text:span></text:h>
      <text:p text:style-name="P2"/>
      <text:p text:style-name="P3">PHPUnit first used in 2001.</text:p>
      <text:p text:style-name="P3">This study made for PHPUnit 4.8 and Prophecy 1.5.</text:p>
      <text:p text:style-name="P3">Talk: Principles of unit testing → Types of mock object → PHPUnit vs. Prophecy</text:p>
      <text:h text:style-name="P4" text:outline-level="2">Slides 6-10: Principles of unit testing</text:h>
      <text:p text:style-name="P10"/>
      <text:p text:style-name="P11">Two reasons (Why? Tell story) to use unit testing:</text:p>
      <text:list xml:id="list8367959587347949864" text:style-name="L1">
        <text:list-item>
          <text:p text:style-name="P6">We should aspire to be professional.</text:p>
        </text:list-item>
        <text:list-item>
          <text:p text:style-name="P6">Liv<text:span text:style-name="T1">ing</text:span> Documentation. Improves readability. Decoupling. Permits <text:span text:style-name="T1">r</text:span>efactoring.</text:p>
          <text:p text:style-name="P12">Styles of mocking:</text:p>
        </text:list-item>
      </text:list>
      <text:list xml:id="list3482770611211733288" text:style-name="L2">
        <text:list-item>
          <text:p text:style-name="P7">Classical TDD style:</text:p>
          <text:list>
            <text:list-item>
              <text:p text:style-name="P7">Use real objects if possible and a double if it's awkward to use the real thing. So a classical TDDer would use a real warehouse and a double for the mail service. The kind of double doesn't really matter that much.</text:p>
            </text:list-item>
          </text:list>
        </text:list-item>
        <text:list-item>
          <text:p text:style-name="P7">Mockist TDD style:</text:p>
          <text:list>
            <text:list-item>
              <text:p text:style-name="P7">Use a mock for any object with interesting behaviour. In this case for both the warehouse and the mail service. </text:p>
            </text:list-item>
          </text:list>
        </text:list-item>
      </text:list>
      <text:p text:style-name="Normal">Why use mock objects?</text:p>
      <text:p text:style-name="Normal">Fast, also independent, portable. (9)</text:p>
      <text:p text:style-name="Normal">Focussed, also permits design to interfaces, can communicate intent. (10)</text:p>
      <text:p text:style-name="Normal">When not to use mock objects? Value objects? (12)</text:p>
      <text:h text:style-name="Heading_20_2" text:outline-level="2">Dummies</text:h>
      <text:p text:style-name="Normal">Extractor class requires Logger constructor argument. getLog method permits inspection of the argument provided. (14)</text:p>
      <text:p text:style-name="Normal">Example of two dummies:</text:p>
      <text:list xml:id="list1049702672111641447" text:style-name="L3">
        <text:list-item>
          <text:p text:style-name="P9">PHPUnit: getMock method with class name</text:p>
        </text:list-item>
        <text:list-item>
          <text:p text:style-name="P9">Prophecy: first create a Prophesy object, then reveal</text:p>
        </text:list-item>
      </text:list>
      <text:p text:style-name="Normal">Easy to forget to call reveal</text:p>
      <text:p text:style-name="Normal">Key point: no Logger class exists at this point, include or require have not been called, what happens if a Logger class is defined? (15)</text:p>
      <text:p text:style-name="Normal">Create class for dummy but a fatal flaw - intention to show the difference between our two frameworks (16)</text:p>
      <text:p text:style-name="Normal"><text:soft-page-break/>Logger now included - retain dummy generation code from before. What results do we get? (17)</text:p>
      <text:p text:style-name="Normal">Second test passed, but first test threw an error</text:p>
      <text:p text:style-name="Normal">Conclusion: constructor is executed for PHPUnit, not for Prophecy. So how do we get the previous test passing? (18)</text:p>
      <text:p text:style-name="Normal">Use of expected exception annotation (19)</text:p>
      <text:p text:style-name="Normal">Also possible to bypass constructor through use of mock builder and disable original constructor method (20)</text:p>
      <text:p text:style-name="Normal">Creating Prophecy mocks is a one line call, but don’t forget to call reveal! Be aware that PHPUnit will attempt to execute your constructor body, and that you may wish to bypass this. (21)</text:p>
      <text:h text:style-name="Heading_20_2" text:outline-level="2">Stubs</text:h>
      <text:p text:style-name="Normal">Notice interface in type hint – can mock interfaces (22)</text:p>
      <text:p text:style-name="Normal">Arbitrary method call? This means you get to use code-completion in your IDE and any refactoring of method names will automatically update the tests. Perhaps not much difference at this point? (24)</text:p>
      <text:p text:style-name="Normal">Side-by-side comparison of PHPUnit and Prophecy stub test class:</text:p>
      <text:p text:style-name="Normal">Most important slide of this presentation. Instinct of PHPUnit is to enforce call order – Example of structure binding? Prophecy otoh does not – Example of message binding? (28)</text:p>
      <text:p text:style-name="P1">Request to add new method typical of development process (29)<text:tab/></text:p>
      <text:p text:style-name="Normal">Switch to specifying class name in type hint. This example linked to Magento work (34)</text:p>
      <text:p text:style-name="Normal">Also possible to bypass constructor through use of mock builder and disable original constructor method (36)</text:p>
      <text:p text:style-name="Normal">Spies</text:p>
      <text:p text:style-name="Normal">Recap our first sub test (38)</text:p>
      <text:p text:style-name="Normal">Recall stub test. Notice how test ends with an assertion (39)</text:p>
      <text:p text:style-name="Normal">Output from test. Notice single assertion (40)</text:p>
      <text:p text:style-name="Normal">Alternative approach (41)</text:p>
      <text:p text:style-name="Normal">Output from test – notice two assertions (Prophecy) – PHPUnit still only considers a single assertion (42)</text:p>
      <text:p text:style-name="Normal">Note these not equivalent as prophecy does not enforce order in which methods are called (45)</text:p>
      <text:p text:style-name="Normal">Alternative implementation with enforcement of call order in prophecy (46)</text:p>
      <text:p text:style-name="Normal">Mockito definition of a spy (47)</text:p>
      <text:h text:style-name="Heading_20_2" text:outline-level="2"><text:soft-page-break/>Mocks</text:h>
      <text:p text:style-name="Normal">Stubs have behaviour but no expectations. Mocks have behaviour and expectations (49)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/>
    <dc:description/>
    <dc:subject/>
    <meta:initial-creator>Richard Harrison</meta:initial-creator>
    <meta:creation-date>2016-03-07T13:49:00Z</meta:creation-date>
    <dc:date>2016-04-15T13:41:50.432925774</dc:date>
    <meta:editing-cycles>2</meta:editing-cycles>
    <meta:editing-duration>PT32M15S</meta:editing-duration>
    <meta:document-statistic meta:table-count="0" meta:image-count="0" meta:object-count="0" meta:page-count="3" meta:paragraph-count="50" meta:word-count="557" meta:character-count="3370" meta:non-whitespace-character-count="2865"/>
    <meta:template xlink:type="simple" xlink:actuate="onRequest" xlink:title="" xlink:href="Normal.dotm"/>
  </office:meta>
</office:document-meta>
</file>